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
				This is first line.
			</text:p>
      <text:p text:style-name="Standard">
				This is second line.
			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lex</meta:initial-creator>
    <meta:creation-date>2007-09-20T17:06:38</meta:creation-date>
    <dc:creator>Alex</dc:creator>
    <dc:date>2007-09-20T18:09:41</dc:date>
    <meta:editing-cycles>2</meta:editing-cycles>
    <meta:editing-duration>PT1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8" meta:character-count="39"/>
  </office:meta>
</office:document-meta>
</file>